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2.76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7cm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68cm" svg:height="1.8cm" svg:x="1cm" svg:y="6.4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68cm" svg:height="1.8cm" svg:x="2.532cm" svg:y="10.1cm">
          <text:p text:style-name="P1">Quiz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68cm" svg:height="1.8cm" svg:x="2.532cm" svg:y="13.7cm">
          <text:p text:style-name="P1">For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68cm" svg:height="1.8cm" svg:x="2.4cm" svg:y="17.9cm">
          <text:p text:style-name="P1">Media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268cm" svg:height="1.8cm" svg:x="2.832cm" svg:y="2.7cm">
          <text:p text:style-name="P3"><text:span text:style-name="T1">Perio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cm" svg:height="1.8cm" svg:x="7.4cm" svg:y="2.7cm">
          <text:p text:style-name="P1">berkeley.edu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9cm" svg:y1="6.4cm" svg:x2="4.1cm" svg:y2="4.5cm">
          <text:p/>
        </draw:line>
        <draw:line draw:style-name="gr4" draw:text-style-name="P5" draw:layer="layout" svg:x1="6cm" svg:y1="3.6cm" svg:x2="7.4cm" svg:y2="3.6cm">
          <text:p/>
        </draw:line>
        <draw:line draw:style-name="gr3" draw:text-style-name="P1" draw:layer="layout" svg:x1="2.7cm" svg:y1="8.2cm" svg:x2="3.6cm" svg:y2="10.3cm">
          <text:p/>
        </draw:line>
        <draw:line draw:style-name="gr3" draw:text-style-name="P1" draw:layer="layout" svg:x1="2cm" svg:y1="8.3cm" svg:x2="2.5cm" svg:y2="13.7cm">
          <text:p/>
        </draw:line>
        <draw:line draw:style-name="gr3" draw:text-style-name="P1" draw:layer="layout" svg:x1="1.3cm" svg:y1="8.2cm" svg:x2="2.4cm" svg:y2="17.9cm">
          <text:p/>
        </draw:line>
        <draw:custom-shape draw:style-name="gr1" draw:text-style-name="P7" draw:layer="layout" svg:width="3.268cm" svg:height="1.8cm" svg:x="10.332cm" svg:y="6.8cm">
          <text:p text:style-name="P6"><text:span text:style-name="T2">checkAnswer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68cm" svg:height="1.8cm" svg:x="2.532cm" svg:y="10.1cm">
          <text:p text:style-name="P1">Quiz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.268cm" svg:height="1.8cm" svg:x="12cm" svg:y="11.9cm">
          <text:p text:style-name="P1"><text:span text:style-name="T2">checkAge()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492cm" svg:height="0.962cm" svg:x="5.5cm" svg:y="8.938cm">
          <draw:text-box>
            <text:p>Check Answer button</text:p>
          </draw:text-box>
        </draw:frame>
        <draw:line draw:style-name="gr4" draw:text-style-name="P5" draw:layer="layout" svg:x1="5.8cm" svg:y1="10.6cm" svg:x2="10.9cm" svg:y2="8.6cm">
          <text:p/>
        </draw:line>
        <draw:frame draw:style-name="gr5" draw:text-style-name="P8" draw:layer="layout" svg:width="6.873cm" svg:height="0.962cm" svg:x="4.7cm" svg:y="12cm">
          <draw:text-box>
            <text:p>Check Eligibility button</text:p>
          </draw:text-box>
        </draw:frame>
        <draw:line draw:style-name="gr4" draw:text-style-name="P5" draw:layer="layout" svg:x1="5.8cm" svg:y1="11.2cm" svg:x2="12cm" svg:y2="13.4cm">
          <text:p/>
        </draw:line>
        <draw:line draw:style-name="gr4" draw:text-style-name="P5" draw:layer="layout" svg:x1="5.8cm" svg:y1="14.8cm" svg:x2="13.6cm" svg:y2="16.1cm">
          <text:p/>
        </draw:line>
        <draw:frame draw:style-name="gr5" draw:text-style-name="P8" draw:layer="layout" svg:width="6.073cm" svg:height="0.962cm" svg:x="6.727cm" svg:y="14.938cm">
          <draw:text-box>
            <text:p>Submit Form button</text:p>
          </draw:text-box>
        </draw:frame>
        <draw:custom-shape draw:style-name="gr1" draw:text-style-name="P7" draw:layer="layout" svg:width="3.268cm" svg:height="1.8cm" svg:x="13.532cm" svg:y="15cm">
          <text:p text:style-name="P1"><text:span text:style-name="T2">validateForm(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6T21:33:00.271000000</meta:creation-date>
    <dc:date>2016-03-16T21:46:15.493000000</dc:date>
    <meta:editing-duration>PT13M15S</meta:editing-duration>
    <meta:editing-cycles>1</meta:editing-cycles>
    <meta:document-statistic meta:object-count="21"/>
    <meta:generator>LibreOffice/5.0.1.2$Windows_x86 LibreOffice_project/81898c9f5c0d43f3473ba111d7b351050be20261</meta:generator>
  </office:meta>
</office:document-meta>
</file>